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417in"/>
    </style:style>
    <style:style style:name="Table1.B" style:family="table-column">
      <style:table-column-properties style:column-width="0.35in"/>
    </style:style>
    <style:style style:name="Table1.C" style:family="table-column">
      <style:table-column-properties style:column-width="0.8882in"/>
    </style:style>
    <style:style style:name="Table1.D" style:family="table-column">
      <style:table-column-properties style:column-width="0.7785in"/>
    </style:style>
    <style:style style:name="Table1.E" style:family="table-column">
      <style:table-column-properties style:column-width="0.9167in"/>
    </style:style>
    <style:style style:name="Table1.F" style:family="table-column">
      <style:table-column-properties style:column-width="0.9132in"/>
    </style:style>
    <style:style style:name="Table1.G" style:family="table-column">
      <style:table-column-properties style:column-width="0.9313in"/>
    </style:style>
    <style:style style:name="Table1.H" style:family="table-column">
      <style:table-column-properties style:column-width="0.9306in"/>
    </style:style>
    <style:style style:name="Table1.1" style:family="table-row">
      <style:table-row-properties style:min-row-height="0.3868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2" style:family="table-row">
      <style:table-row-properties style:keep-together="true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A7" style:family="table-cell">
      <style:table-cell-properties fo:background-color="#c6d9f1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fo:text-align="justify" style:justify-single-word="false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</style:style>
    <style:style style:name="P5" style:family="paragraph" style:parent-style-name="Standard">
      <style:paragraph-properties fo:margin-top="0in" fo:margin-bottom="0in" fo:line-height="100%" fo:text-align="start" style:justify-single-word="false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Calibri" fo:font-size="11pt" fo:font-weight="bold" style:font-name-asian="Times New Roman1" style:font-size-asian="11pt" style:font-weight-asian="bold" style:font-name-complex="Calibri1"/>
    </style:style>
    <style:style style:name="P7" style:family="paragraph" style:parent-style-name="Standard">
      <style:paragraph-properties fo:margin-top="0in" fo:margin-bottom="0in" fo:line-height="100%"/>
      <style:text-properties fo:color="#000000" style:font-name="Calibri" fo:font-size="11pt" style:font-name-asian="Times New Roman1" style:font-size-asian="11pt" style:font-name-complex="Calibri1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Calibri" fo:font-size="11pt" style:font-name-asian="Times New Roman1" style:font-size-asian="11pt" style:font-name-complex="Calibri1"/>
    </style:style>
    <style:style style:name="P9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0" style:family="paragraph" style:parent-style-name="Standard">
      <style:paragraph-properties fo:margin-top="0in" fo:margin-bottom="0in" fo:line-height="100%"/>
      <style:text-properties fo:font-weight="bold" style:font-weight-asian="bold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alibri" fo:font-size="11pt" style:font-name-asian="Times New Roman1" style:font-size-asian="11pt" style:font-name-complex="Calibri1"/>
    </style:style>
    <style:style style:name="P12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Calibri" fo:font-size="11pt" style:font-name-asian="Times New Roman1" style:font-size-asian="11pt" style:font-name-complex="Calibri1"/>
    </style:style>
    <style:style style:name="P13" style:family="paragraph" style:parent-style-name="Standard">
      <style:paragraph-properties fo:margin-top="0in" fo:margin-bottom="0in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Calibri" fo:font-size="11pt" style:font-name-asian="Times New Roman1" style:font-size-asian="11pt" style:font-name-complex="Calibri1"/>
    </style:style>
    <style:style style:name="T3" style:family="text">
      <style:text-properties fo:color="#000000" style:font-name="Calibri" fo:font-size="11pt" fo:background-color="#ffff00" style:font-name-asian="Times New Roman1" style:font-size-asian="11pt" style:font-name-complex="Calibri1"/>
    </style:style>
    <style:style style:name="T4" style:family="text">
      <style:text-properties fo:color="#000000" style:font-name="Calibri" fo:font-size="11pt" style:font-size-asian="11pt" style:font-name-complex="Calibri1"/>
    </style:style>
    <style:style style:name="T5" style:family="text">
      <style:text-properties fo:color="#000000" style:font-name="Calibri" fo:font-size="11pt" fo:font-weight="bold" style:font-name-asian="Times New Roman1" style:font-size-asian="11pt" style:font-weight-asian="bold" style:font-name-complex="Calibri1"/>
    </style:style>
    <style:style style:name="T6" style:family="text">
      <style:text-properties fo:color="#000000" fo:font-size="11pt" fo:font-weight="bold" style:font-name-asian="Times New Roman1" style:font-size-asian="11pt" style:font-weight-asian="bold" style:font-name-complex="Times New Roman1"/>
    </style:style>
    <style:style style:name="T7" style:family="text">
      <style:text-properties fo:color="#000000" fo:font-size="11pt" fo:background-color="#ffff00" style:font-name-asian="Times New Roman1" style:font-size-asian="11pt" style:font-name-complex="Times New Roman1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style:text-position="sub 58%" fo:font-weight="bold" style:font-weight-asian="bold"/>
    </style:style>
    <style:style style:name="T11" style:family="text">
      <style:text-properties style:text-position="sub 58%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9">NAÏVE BAYES CLASSIFIER</text:p>
          </table:table-cell>
          <table:table-cell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">Dokumen</text:p>
          </table:table-cell>
          <table:covered-table-cell/>
          <table:table-cell table:style-name="Table1.A1" office:value-type="string">
            <text:p text:style-name="P3">Munafik</text:p>
          </table:table-cell>
          <table:table-cell table:style-name="Table1.A1" office:value-type="string">
            <text:p text:style-name="P3">Dukung</text:p>
          </table:table-cell>
          <table:table-cell table:style-name="Table1.A1" office:value-type="string">
            <text:p text:style-name="P3">Maju</text:p>
          </table:table-cell>
          <table:table-cell table:style-name="Table1.A1" office:value-type="string">
            <text:p text:style-name="P3">jelek</text:p>
          </table:table-cell>
          <table:table-cell table:style-name="Table1.A1" office:value-type="string">
            <text:p text:style-name="P3">Kecewa</text:p>
          </table:table-cell>
          <table:table-cell table:style-name="Table1.A1" office:value-type="string">
            <text:p text:style-name="P3">Class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Neg15.txt</text:p>
          </table:table-cell>
          <table:covered-table-cell/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Negatif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Neg21.txt</text:p>
          </table:table-cell>
          <table:covered-table-cell/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Negatif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Neg25.txt</text:p>
          </table:table-cell>
          <table:covered-table-cell/>
          <table:table-cell table:style-name="Table1.A3" office:value-type="string">
            <text:p text:style-name="P3">2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Negatif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Neg28.txt</text:p>
          </table:table-cell>
          <table:covered-table-cell/>
          <table:table-cell table:style-name="Table1.A3" office:value-type="string">
            <text:p text:style-name="P3">1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0</text:p>
          </table:table-cell>
          <table:table-cell table:style-name="Table1.A3" office:value-type="string">
            <text:p text:style-name="P3">Negatif</text:p>
          </table:table-cell>
        </table:table-row>
        <table:table-row table:style-name="Table1.2">
          <table:table-cell table:style-name="Table1.A7" table:number-columns-spanned="2" office:value-type="string">
            <text:p text:style-name="P5">Neg228.txt</text:p>
          </table:table-cell>
          <table:covered-table-cell/>
          <table:table-cell table:style-name="Table1.A7" office:value-type="string">
            <text:p text:style-name="P3">1</text:p>
          </table:table-cell>
          <table:table-cell table:style-name="Table1.A7" office:value-type="string">
            <text:p text:style-name="P3">0</text:p>
          </table:table-cell>
          <table:table-cell table:style-name="Table1.A7" office:value-type="string">
            <text:p text:style-name="P3">0</text:p>
          </table:table-cell>
          <table:table-cell table:style-name="Table1.A7" office:value-type="string">
            <text:p text:style-name="P3">0</text:p>
          </table:table-cell>
          <table:table-cell table:style-name="Table1.A7" office:value-type="string">
            <text:p text:style-name="P3">0</text:p>
          </table:table-cell>
          <table:table-cell table:style-name="Table1.A7" office:value-type="string">
            <text:p text:style-name="P3">?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Pos14.txt</text:p>
          </table:table-cell>
          <table:covered-table-cell/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Positif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Pos16.txt</text:p>
          </table:table-cell>
          <table:covered-table-cell/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Positif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Pos40.txt</text:p>
          </table:table-cell>
          <table:covered-table-cell/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Positif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Pos46.txt</text:p>
          </table:table-cell>
          <table:covered-table-cell/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Positif</text:p>
          </table:table-cell>
        </table:table-row>
        <table:table-row table:style-name="Table1.2">
          <table:table-cell table:style-name="Table1.A1" table:number-columns-spanned="2" office:value-type="string">
            <text:p text:style-name="P5">Pos54.txt</text:p>
          </table:table-cell>
          <table:covered-table-cell/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Positif</text:p>
          </table:table-cell>
        </table:table-row>
      </table:table>
      <text:p text:style-name="P4"/>
      <text:p text:style-name="P2"><text:span text:style-name="T1">Neg</text:span> 15. <text:span text:style-name="T2">ada manusia </text:span><text:span text:style-name="T3">semunafik</text:span><text:span text:style-name="T2"> ahok.. Terang2an </text:span><text:span text:style-name="T3">munafiknya</text:span><text:span text:style-name="T2"> tapi msh banyak orang goblok yg </text:span><text:span text:style-name="T3">dukung</text:span><text:span text:style-name="T2"> </text:span></text:p>
      <text:p text:style-name="P2"><text:span text:style-name="T1">Neg</text:span> 21.<text:span text:style-name="T4"> </text:span><text:span text:style-name="T2">mana tuh china china </text:span><text:span text:style-name="T3">jelek</text:span><text:span text:style-name="T2"> yg teriak Islam </text:span><text:span text:style-name="T3">munafik</text:span><text:span text:style-name="T2">...MAKAN TUH AHOK JAUH LEBIH </text:span><text:span text:style-name="T3">MUNAFIK</text:span><text:span text:style-name="T2"> </text:span></text:p>
      <text:p text:style-name="P2"><text:span text:style-name="T1">Neg </text:span>25. <text:span text:style-name="T2">manusia paling </text:span><text:span text:style-name="T3">munafik</text:span><text:span text:style-name="T2"> di Indonesia itu ahok,omongan gak sesuai dengan perbuatan ,lewat jalur partai juga lo nyet</text:span></text:p>
      <text:p text:style-name="P2"><text:span text:style-name="T1">Neg </text:span>28. <text:span text:style-name="T2">sumpah ngeliat kelakuan jokowi dan ahok bikin geleng geleng pala </text:span><text:span text:style-name="T3">kecewa</text:span><text:span text:style-name="T2">,gak habis pikir bajingan dua ini masih ada yg </text:span><text:span text:style-name="T3">dukung</text:span><text:span text:style-name="T2"> untuk </text:span><text:span text:style-name="T3">maju</text:span></text:p>
      <text:p text:style-name="P2"><text:span text:style-name="T6">Neg 228</text:span><text:span text:style-name="T7">.</text:span><text:span text:style-name="T3"> Munafik</text:span><text:span text:style-name="T2"> kali ahok ini siang bilang A, besok bilang B.</text:span></text:p>
      <text:p text:style-name="P11">==============================================================================</text:p>
      <text:p text:style-name="P2"><text:span text:style-name="T5">Pos14 </text:span><text:span text:style-name="T2">Tapi namanya Ahok, mau </text:span><text:span text:style-name="T3">maju</text:span><text:span text:style-name="T2"> lewat Komunitas Penggemar Capsa Susun aku tetap </text:span><text:span text:style-name="T3">dukung</text:span><text:span text:style-name="T2"> dan itu bukan </text:span><text:span text:style-name="T3">munafik</text:span></text:p>
      <text:p text:style-name="P2"><text:span text:style-name="T5">Pos 16.</text:span><text:span text:style-name="T4"> </text:span><text:span text:style-name="T2">Apapun jalur yg dipilih @Ahok, akan tetap dapat </text:span><text:span text:style-name="T3">dukungan</text:span><text:span text:style-name="T2"> rakyat; <text:s/>Sekarang rakyat lebih melihat kualitas figur untuk jakarta yang </text:span><text:span text:style-name="T3">maju</text:span><text:span text:style-name="T2">.</text:span></text:p>
      <text:p text:style-name="P2"><text:span text:style-name="T5">Pos 40.</text:span><text:span text:style-name="T2"> Teman Ahok </text:span><text:span text:style-name="T3">mendukung</text:span><text:span text:style-name="T2"> penuh keputusan tsb dan tidak </text:span><text:span text:style-name="T3">kecewa.</text:span><text:span text:style-name="T2"> Kami yakin ini keputusan sulit dan beresiko yg diambil stlh mempertimbangkan byk</text:span></text:p>
      <text:p text:style-name="P2"><text:span text:style-name="T5">Pos 46.</text:span><text:span text:style-name="T2"> Berdasar survei, bagi warga DKI yg </text:span><text:span text:style-name="T3">mendukung</text:span><text:span text:style-name="T2"> Ahok, tdk jadi soal apakah Ahok </text:span><text:span text:style-name="T3">maju</text:span><text:span text:style-name="T2"> dari jalur independen atau partai</text:span></text:p>
      <text:p text:style-name="P2"><text:span text:style-name="T5">Pos 54.</text:span><text:span text:style-name="T2"> Jalur apapun yg dtempuh w ttp gk akan goyah untuk </text:span><text:span text:style-name="T3">dukung</text:span><text:span text:style-name="T2"> pak Ahok karena kualitasnya gak </text:span><text:span text:style-name="T3">jelek</text:span><text:span text:style-name="T2"> kok.</text:span></text:p>
      <text:p text:style-name="P8">1.Hitung probabilitas bersyarat (likehood) dokumen neg228.txt pada class positif dan negatif</text:p>
      <text:p text:style-name="P5"><text:span text:style-name="T2">Untuk <text:s/></text:span><text:span text:style-name="T5">Class negatif :</text:span></text:p>
      <text:p text:style-name="Standard"><text:span text:style-name="T9">P </text:span><text:span text:style-name="T1">(Y=y|X=x) <text:tab/>= </text:span><text:span text:style-name="T9">P </text:span><text:span text:style-name="T1">(Y=y|X</text:span><text:span text:style-name="T10">1</text:span><text:span text:style-name="T1">,…, X</text:span><text:span text:style-name="T10">d</text:span><text:span text:style-name="T1">))<text:tab/><text:tab/><text:tab/></text:span></text:p>
      <text:p text:style-name="P5"><text:span text:style-name="T1"><text:s text:c="5"/><text:tab/><text:tab/><text:tab/><text:tab/><text:tab/>= </text:span><text:span text:style-name="T9">P</text:span><text:span text:style-name="T11"> </text:span><text:span text:style-name="T1">(y|x</text:span><text:span text:style-name="T10">1</text:span><text:span text:style-name="T1">,…, x</text:span><text:span text:style-name="T10">d</text:span><text:span text:style-name="T1">) = </text:span><text:span text:style-name="T9">P</text:span><text:span text:style-name="T1">(y|x)</text:span><text:tab/></text:p>
      <text:p text:style-name="P6"/>
      <text:p text:style-name="P5"><text:span text:style-name="T5">P(Neg228.txt |negatif) =</text:span><text:span text:style-name="T2"> P(Munafik=5|negatif) x P(dukung=2|negatif) x P(maju=1|negatif) x (jelek=1|negatif) x (kecewa=1|negatif)</text:span></text:p>
      <text:p text:style-name="P8">P(Neg228.txt |negatif) = 5/4 x 2/4 x ¼ x ¼ x ¼ <text:s/></text:p>
      <text:p text:style-name="P8"><text:tab/><text:tab/><text:tab/>=1.25 x <text:s/>0.5 x <text:s/>0.25 x 0.25 x 0.25 </text:p>
      <text:p text:style-name="P5"><text:span text:style-name="T2"><text:tab/><text:tab/><text:tab/></text:span><text:span text:style-name="T5">= 0.00976</text:span></text:p>
      <text:p text:style-name="P8"/>
      <text:p text:style-name="P5"><text:soft-page-break/><text:span text:style-name="T5">P(Neg228.txt | positif)</text:span><text:span text:style-name="T2"> = P (Munafik=1|positif) x P(dukung=5|positif) x P(maju=3|positif) x (jelek=1|positif) x (kecewa=1|positif)</text:span></text:p>
      <text:p text:style-name="P8">P(Neg228.txt|positif) = 1/5 x 5/5 x 3/5 x 1/5 x 1/5</text:p>
      <text:p text:style-name="P8"><text:tab/><text:tab/><text:tab/>=0.2 x 1 x 0.6 x 0.2 x 0.2</text:p>
      <text:p text:style-name="P5"><text:span text:style-name="T2"><text:tab/><text:tab/><text:tab/></text:span><text:span text:style-name="T5">= 0.0048</text:span></text:p>
      <text:p text:style-name="P8"/>
      <text:p text:style-name="P8">2. Hitung Probabilitas prior dari class negatif dan positif dihitung dengan proporsi dokumen pada tiap class :</text:p>
      <text:p text:style-name="P6"/>
      <text:p text:style-name="P9"/>
      <text:p text:style-name="P8"/>
      <text:p text:style-name="P5"><text:span text:style-name="T5">P(negatif)</text:span><text:span text:style-name="T2"> = 4/9 = 0.44</text:span></text:p>
      <text:p text:style-name="P5"><text:span text:style-name="T5">P(positif)</text:span><text:span text:style-name="T2"> <text:s text:c="2"/>=5/9 = 0.56</text:span></text:p>
      <text:p text:style-name="P8"/>
      <text:p text:style-name="P8"/>
      <text:p text:style-name="P8">3. Hitung probabilitas posterior dengan memasukkan rumus bayes dan menghilangkan penyebut P(neg228.txt) :</text:p>
      <text:p text:style-name="P8">Rumus Bayes : </text:p>
      <text:p text:style-name="P7"/>
      <text:p text:style-name="P7"/>
      <text:p text:style-name="P7"/>
      <text:p text:style-name="P3"><text:span text:style-name="T6">P(negatif|neg228.txt)</text:span><text:span text:style-name="T2"> = <text:s/></text:span><text:span text:style-name="T5">0.00976 * 0.44/9 = 0.000298667</text:span></text:p>
      <text:p text:style-name="P7"/>
      <text:p text:style-name="P3"><text:span text:style-name="T8">P(positif|neg228.txt</text:span><text:span text:style-name="T1">)</text:span> = <text:span text:style-name="T5">0.0048 * 0.56/9 = 0.000477156</text:span></text:p>
      <text:p text:style-name="P4"/>
      <text:p text:style-name="P4">Berdasarkan perhitungan probabilitas diatas, maka dapat disimpulkan bahwa dokumen neg228.txt termasuk kedalam <text:span text:style-name="T1">Class Negatif, </text:span>karena nilai pada <text:span text:style-name="T2">P(negatif|neg228.txt) lebih besar dibandingkan nilai pada </text:span>P(positif|neg228.txt).</text:p>
      <text:p text:style-name="Standard"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text-align="center" style:justify-single-word="false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in" fo:margin-bottom="0in" fo:keep-together="always" fo:keep-with-next="always"/>
      <style:text-properties fo:font-weight="bold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font-weight="bold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text-align="start" style:justify-single-word="false" fo:keep-together="always" fo:keep-with-next="always"/>
      <style:text-properties fo:color="#000000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text-align="justify" style:justify-single-word="false" fo:keep-together="always" fo:keep-with-next="always"/>
      <style:text-properties fo:font-weight="bold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line-height="100%"/>
      <style:text-properties fo:font-weight="bold" style:font-weight-asian="bold" style:font-size-complex="9pt" style:font-weight-complex="bold"/>
    </style:style>
    <style:style style:name="No_20_Spacing" style:display-name="No Spacing" style:family="paragraph" style:default-outline-level="" style:list-style-name="">
      <style:paragraph-properties fo:margin-top="0in" fo:margin-bottom="0in" fo:line-height="150%" fo:text-align="justify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fo:font-weight="bold" style:font-weight-asian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fo:text-align="start" style:justify-single-word="false" text:number-lines="false" text:line-number="0"/>
      <style:text-properties fo:color="#365f91" style:font-name="Cambria" fo:font-size="14pt" fo:font-weight="bold" style:font-size-asian="14pt" style:language-asian="ja" style:country-asian="JP" style:font-weight-asian="bold" style:font-size-complex="16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12pt" fo:font-weight="bold" style:font-size-asian="12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000000" style:font-name="Times New Roman" fo:font-size="12pt" fo:font-weight="bold" style:font-size-asian="12pt" style:font-weight-asian="bold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weight="bold" style:font-size-asian="12pt" style:font-weight-asian="bold" style:font-style-complex="italic" style:font-weight-complex="bold"/>
    </style:style>
    <style:style style:name="No_20_Spacing_20_Char" style:display-name="No Spacing Char" style:family="text" style:parent-style-name="Default_20_Paragraph_20_Font">
      <style:text-properties style:font-name="Times New Roman" fo:font-size="12pt" style:font-size-asian="12pt" style:font-name-complex="Times New Roman1"/>
    </style:style>
    <style:style style:name="List_20_Paragraph_20_Char" style:display-name="List Paragraph Char" style:family="text">
      <style:text-properties style:font-name="Times New Roman" fo:font-size="12pt" fo:font-weight="bold" style:font-size-asian="12pt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ven</meta:initial-creator>
    <meta:editing-cycles>28</meta:editing-cycles>
    <meta:creation-date>2016-10-24T09:43:00</meta:creation-date>
    <dc:date>2016-11-21T14:54:55.67</dc:date>
    <meta:editing-duration>PT7H34M11S</meta:editing-duration>
    <meta:generator>OpenOffice/4.1.2$Win32 OpenOffice.org_project/412m3$Build-9782</meta:generator>
    <meta:document-statistic meta:table-count="1" meta:image-count="0" meta:object-count="0" meta:page-count="2" meta:paragraph-count="109" meta:word-count="449" meta:character-count="27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